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b8f89"/>
    </style:style>
    <style:style style:name="P2" style:family="paragraph" style:parent-style-name="Standard">
      <style:paragraph-properties fo:text-align="center" style:justify-single-word="false"/>
      <style:text-properties officeooo:paragraph-rsid="001b8f89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b8f89"/>
    </style:style>
    <style:style style:name="P4" style:family="paragraph" style:parent-style-name="Standard">
      <style:paragraph-properties fo:text-align="center" style:justify-single-word="false"/>
      <style:text-properties officeooo:rsid="0031cb39" officeooo:paragraph-rsid="001b8f89"/>
    </style:style>
    <style:style style:name="P5" style:family="paragraph" style:parent-style-name="Standard">
      <style:paragraph-properties fo:text-align="start" style:justify-single-word="false"/>
      <style:text-properties officeooo:rsid="002bf23c" officeooo:paragraph-rsid="001b8f89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cf9fb" officeooo:paragraph-rsid="001b8f89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e47ae" officeooo:paragraph-rsid="001b8f89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67613" officeooo:paragraph-rsid="001b8f8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1cb39" officeooo:paragraph-rsid="001b8f8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bf23c" officeooo:paragraph-rsid="001b8f89"/>
    </style:style>
    <style:style style:name="P11" style:family="paragraph" style:parent-style-name="Standard">
      <style:paragraph-properties fo:text-align="start" style:justify-single-word="false"/>
      <style:text-properties officeooo:rsid="002bf23c" officeooo:paragraph-rsid="001b8f89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1b8f89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1ea79b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e1f58" officeooo:paragraph-rsid="001ea00d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47ae" officeooo:paragraph-rsid="001b8f89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cf9fb" officeooo:paragraph-rsid="001b8f89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b8f8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style:text-position="super 58%" officeooo:rsid="00267613"/>
    </style:style>
    <style:style style:name="T4" style:family="text">
      <style:text-properties style:text-position="super 58%" officeooo:rsid="001ea79b"/>
    </style:style>
    <style:style style:name="T5" style:family="text">
      <style:text-properties officeooo:rsid="001dc388"/>
    </style:style>
    <style:style style:name="T6" style:family="text">
      <style:text-properties officeooo:rsid="0028b65e"/>
    </style:style>
    <style:style style:name="T7" style:family="text">
      <style:text-properties officeooo:rsid="002e4c30"/>
    </style:style>
    <style:style style:name="T8" style:family="text">
      <style:text-properties style:font-name="Standard Symbols L1" officeooo:rsid="002e4c30"/>
    </style:style>
    <style:style style:name="T9" style:family="text">
      <style:text-properties officeooo:rsid="001a02bd"/>
    </style:style>
    <style:style style:name="T10" style:family="text">
      <style:text-properties style:text-position="0% 100%" officeooo:rsid="00267613"/>
    </style:style>
    <style:style style:name="T11" style:family="text">
      <style:text-properties style:text-position="0% 100%" officeooo:rsid="002b4de3"/>
    </style:style>
    <style:style style:name="T12" style:family="text">
      <style:text-properties style:text-position="0% 100%" officeooo:rsid="001b8f89"/>
    </style:style>
    <style:style style:name="T13" style:family="text">
      <style:text-properties style:font-name="Standard Symbols L"/>
    </style:style>
    <style:style style:name="T14" style:family="text">
      <style:text-properties officeooo:rsid="002e47ae"/>
    </style:style>
    <style:style style:name="T15" style:family="text">
      <style:text-properties style:font-name="Symbol" officeooo:rsid="002e47ae"/>
    </style:style>
    <style:style style:name="T16" style:family="text">
      <style:text-properties officeooo:rsid="002d41c6"/>
    </style:style>
    <style:style style:name="T17" style:family="text">
      <style:text-properties officeooo:rsid="001b8f89"/>
    </style:style>
    <style:style style:name="T18" style:family="text">
      <style:text-properties officeooo:rsid="001d17e0"/>
    </style:style>
    <style:style style:name="T19" style:family="text">
      <style:text-properties officeooo:rsid="00215967"/>
    </style:style>
    <style:style style:name="T20" style:family="text">
      <style:text-properties officeooo:rsid="001ea7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7" style:data-style-name="N0">8.07</text:variable-set>: <text:span text:style-name="T5">Torque and Moment of Inertia</text:span></text:p>
      <text:p text:style-name="P4"/>
      <text:list xml:id="list4036932278839020194" text:style-name="L1">
        <text:list-item>
          <text:p text:style-name="P9">A bicycle is placed upside down during a <text:span text:style-name="T6">maintenance</text:span> check. <text:s/>The front wheel (m=1.<text:span text:style-name="T17">2</text:span> kg) is allowed to spin at a rate of <text:span text:style-name="T9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4211147230147" text:continue-numbering="true" text:style-name="L1">
        <text:list-item>
          <text:p text:style-name="P10"><text:span text:style-name="T10">A motor in an electric saw brings the circular blade from rest up to the rated angular velocity of 80 rotations per second. The saw spins 2</text:span><text:span text:style-name="T12">5</text:span><text:span text:style-name="T10">0 times as it accelerates. <text:s/>The blade has a moment of </text:span><text:span text:style-name="T11">inertia</text:span><text:span text:style-name="T10"> of 1.41 kg m</text:span><text:span text:style-name="T3">2</text:span><text:span text:style-name="T10">. <text:s/>What is the net torque applied by the motor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5"/>
      <text:list xml:id="list74210255994175" text:continue-numbering="true" text:style-name="L1">
        <text:list-item>
          <text:p text:style-name="P10"><text:span text:style-name="T7">A 25 m long hose is initially spooled around a reel that is initially at rest. <text:s/>The moment of inertia of the reel is 0.44 kg m</text:span><text:span text:style-name="T2">2</text:span><text:span text:style-name="T7">. <text:s/>Its radius is 0.16 m. <text:s/>When the reel is turning, a frictional torque of magnitude 3.4 m</text:span><text:span text:style-name="T8">´</text:span><text:span text:style-name="T7">N acts on the wheel. <text:s/>If the hose is pulled so that the tension in the hose is a constant 25N, how long does it take to unwind the hose from the reel?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74210591675621" text:continue-numbering="true" text:style-name="L1">
        <text:list-item>
          <text:p text:style-name="P13">Nathaniel is playing soccer when is allowed to perform a penalty kick. <text:s/>When he kicks the ball, the ball curves due to its rotation. <text:s/>The ball goes from rest to rotating at a rate of <text:span text:style-name="T17">3</text:span><text:span text:style-name="T13">p</text:span> <text:span text:style-name="T17">radians </text:span>per second. <text:s/>The mass of the ball is 0.426 kg, and the radius is 0.11m. <text:s/><text:span text:style-name="T19">His foot is in contact with the ball for 0.07 s.</text:span></text:p>
          <text:list>
            <text:list-item>
              <text:p text:style-name="P12">What is the moment of inertia of the ball?</text:p>
            </text:list-item>
          </text:list>
          <text:p text:style-name="P17"/>
          <text:p text:style-name="P17"/>
          <text:p text:style-name="P17"/>
          <text:p text:style-name="P17"/>
          <text:p text:style-name="P12"/>
          <text:list text:continue-numbering="true">
            <text:list-item>
              <text:p text:style-name="P12">What is the torque that Nathaniel used on the ball?</text:p>
            </text:list-item>
          </text:list>
          <text:p text:style-name="P10"/>
        </text:list-item>
      </text:list>
      <text:p text:style-name="P5"/>
      <text:list xml:id="list74211214080891" text:continue-numbering="true" text:style-name="L1">
        <text:list-item>
          <text:p text:style-name="P10"><text:soft-page-break/>A 75 kg man stands on a <text:span text:style-name="T18">5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10">Calculate the angular acceleration of the platform. <text:s/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4210633953954" text:continue-numbering="true" text:style-name="L1">
        <text:list-item>
          <text:list>
            <text:list-item>
              <text:p text:style-name="P10">If the man can catch the platform when it has rotated 45 degrees, what is the time he has to react?</text:p>
            </text:list-item>
          </text:list>
        </text:list-item>
      </text:list>
      <text:p text:style-name="P5"/>
      <text:list xml:id="list74211215374763" text:continue-numbering="true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5"/>
      <text:p text:style-name="P5"/>
      <text:p text:style-name="P5"/>
      <text:p text:style-name="P1"/>
      <text:p text:style-name="P2"/>
      <text:list xml:id="list74210404142700" text:continue-numbering="true" text:style-name="L1">
        <text:list-item>
          <text:p text:style-name="P14">A CD can be though of as a solid disk. <text:s/><text:span text:style-name="T14">It has a mass of 0.0144 g. <text:s/>When a CD is loaded into a player, it accelerates from rest to 960</text:span><text:span text:style-name="T15">p</text:span><text:span text:style-name="T14"> radians per second. <text:s/>It takes 5 seconds to accelerate. <text:s text:c="2"/>The radius of a CD is 120 mm.</text:span></text:p>
          <text:list>
            <text:list-item>
              <text:p text:style-name="P15">What is the moment of inertia of the CD?</text:p>
            </text:list-item>
          </text:list>
          <text:p text:style-name="P15"/>
          <text:p text:style-name="P15"/>
          <text:p text:style-name="P15"/>
          <text:p text:style-name="P15"/>
          <text:p text:style-name="P15"/>
          <text:list text:continue-numbering="true">
            <text:list-item>
              <text:p text:style-name="P15">What is the torque the player puts on the CD? 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4211564060077" text:continue-numbering="true" text:style-name="L1">
        <text:list-item>
          <text:p text:style-name="P16">Beauford and Beaulah are walking through the park one day in the merry merry month of <text:span text:style-name="T16">M</text:span>ay. Beauford has a mass of 55 kg. <text:s/>Beaulah has a mass 125 kg. <text:s/><text:span text:style-name="T16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Arial" style:font-family-complex="Arial" style:font-family-generic-complex="swiss" style:font-pitch-complex="variable"/>
    </style:style>
    <style:style style:name="Zeichenformat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ea79b"/>
    </style:style>
    <style:style style:name="MT2" style:family="text">
      <style:text-properties style:text-position="super 58%" officeooo:rsid="001ea7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3-24T07:42:09.612079937" text:date-adjust="PT24H00M00S">03/25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6.920487991</meta:creation-date>
    <meta:editing-duration>PT11M49S</meta:editing-duration>
    <meta:editing-cycles>12</meta:editing-cycles>
    <meta:generator>LibreOffice/4.3.7.2$Linux_X86_64 LibreOffice_project/430$Build-2</meta:generator>
    <dc:date>2017-03-24T07:42:09.550828595</dc:date>
    <meta:document-statistic meta:table-count="0" meta:image-count="2" meta:object-count="0" meta:page-count="2" meta:paragraph-count="16" meta:word-count="525" meta:character-count="2619" meta:non-whitespace-character-count="2058"/>
  </office:meta>
</office:document-meta>
</file>